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Tools.xml"/>
  <manifest:file-entry manifest:media-type="text/xml" manifest:full-path="Basic/Standard/Module2.xml"/>
  <manifest:file-entry manifest:media-type="text/xml" manifest:full-path="Basic/Standard/Define.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9cm"/>
    </style:style>
    <style:style style:name="co3" style:family="table-column">
      <style:table-column-properties fo:break-before="auto" style:column-width="1.64cm"/>
    </style:style>
    <style:style style:name="co4" style:family="table-column">
      <style:table-column-properties fo:break-before="auto" style:column-width="1.307cm"/>
    </style:style>
    <style:style style:name="co5" style:family="table-column">
      <style:table-column-properties fo:break-before="auto" style:column-width="1.697cm"/>
    </style:style>
    <style:style style:name="co6" style:family="table-column">
      <style:table-column-properties fo:break-before="auto" style:column-width="6.742cm"/>
    </style:style>
    <style:style style:name="ro1"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684cm" fo:break-before="auto" style:use-optimal-row-height="true"/>
    </style:style>
    <style:style style:name="ro5" style:family="table-row">
      <style:table-row-properties style:row-height="0.623cm" fo:break-before="auto" style:use-optimal-row-height="true"/>
    </style:style>
    <style:style style:name="ro6"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ext-properties style:font-name="ＭＳ ゴシック" style:font-name-asian="ＭＳ ゴシック"/>
    </style:style>
    <style:style style:name="ce2" style:family="table-cell" style:parent-style-name="Default">
      <style:text-properties style:font-name="ＭＳ ゴシック" fo:font-weight="normal" style:font-name-asian="ＭＳ ゴシック" style:font-weight-asian="normal" style:font-weight-complex="normal"/>
    </style:style>
    <style:style style:name="ce3" style:family="table-cell" style:parent-style-name="Default">
      <style:text-properties fo:color="#008000" style:font-name="VL ゴシック" fo:font-size="14pt" fo:font-style="italic" fo:font-weight="bold" style:font-name-asian="VL ゴシック" style:font-size-asian="14pt" style:font-style-asian="italic" style:font-weight-asian="bold" style:font-size-complex="14pt" style:font-style-complex="italic" style:font-weight-complex="bold"/>
    </style:style>
    <style:style style:name="ce4" style:family="table-cell" style:parent-style-name="Default">
      <style:text-properties style:font-name="VL ゴシック" style:font-name-asian="VL ゴシック"/>
    </style:style>
    <style:style style:name="ce5" style:family="table-cell" style:parent-style-name="Default">
      <style:table-cell-properties fo:border-bottom="none" fo:background-color="#c0c0c0" fo:border-left="0.088cm solid #000000" fo:border-right="none" fo:border-top="0.088cm solid #000000"/>
      <style:text-properties style:font-name="VL ゴシック" style:font-name-asian="VL ゴシック"/>
    </style:style>
    <style:style style:name="ce6" style:family="table-cell" style:parent-style-name="Default">
      <style:table-cell-properties fo:border-bottom="none" fo:background-color="#c0c0c0" fo:border-left="0.088cm solid #000000" fo:border-right="none" fo:border-top="none"/>
      <style:text-properties style:font-name="VL ゴシック" style:font-name-asian="VL ゴシック"/>
    </style:style>
    <style:style style:name="ce7" style:family="table-cell" style:parent-style-name="Default">
      <style:table-cell-properties fo:border-bottom="0.088cm solid #000000" fo:background-color="#c0c0c0" fo:border-left="0.088cm solid #000000" fo:border-right="none" fo:border-top="none"/>
      <style:text-properties style:font-name="VL ゴシック" style:font-name-asian="VL ゴシック"/>
    </style:style>
    <style:style style:name="ce8" style:family="table-cell" style:parent-style-name="Default">
      <style:table-cell-properties fo:border-bottom="none" fo:background-color="#c0c0c0" fo:border-left="none" fo:border-right="none" fo:border-top="0.088cm solid #000000"/>
      <style:text-properties style:font-name="VL ゴシック" style:font-name-asian="VL ゴシック"/>
    </style:style>
    <style:style style:name="ce9" style:family="table-cell" style:parent-style-name="Default">
      <style:table-cell-properties fo:background-color="#c0c0c0"/>
      <style:text-properties style:font-name="VL ゴシック" fo:font-weight="bold" style:font-name-asian="VL ゴシック" style:font-weight-asian="bold" style:font-weight-complex="bold"/>
    </style:style>
    <style:style style:name="ce10" style:family="table-cell" style:parent-style-name="Default">
      <style:table-cell-properties fo:background-color="transparent" fo:border="0.002cm solid #000000"/>
      <style:text-properties style:font-name="VL ゴシック" style:font-name-asian="VL ゴシック"/>
    </style:style>
    <style:style style:name="ce11" style:family="table-cell" style:parent-style-name="Default">
      <style:table-cell-properties fo:background-color="#c0c0c0"/>
      <style:text-properties style:font-name="VL ゴシック" style:font-name-asian="VL ゴシック"/>
    </style:style>
    <style:style style:name="ce12" style:family="table-cell" style:parent-style-name="Default">
      <style:table-cell-properties fo:border-bottom="0.088cm solid #000000" fo:background-color="#c0c0c0" fo:border-left="none" fo:border-right="none" fo:border-top="none"/>
      <style:text-properties style:font-name="VL ゴシック" style:font-name-asian="VL ゴシック"/>
    </style:style>
    <style:style style:name="ce13" style:family="table-cell" style:parent-style-name="Default">
      <style:table-cell-properties fo:border-bottom="0.002cm solid #000000" fo:background-color="#c0c0c0" fo:border-left="none" fo:border-right="none" fo:border-top="0.002cm solid #000000"/>
      <style:text-properties style:font-name="VL ゴシック" style:font-name-asian="VL ゴシック"/>
    </style:style>
    <style:style style:name="ce14" style:family="table-cell" style:parent-style-name="Default">
      <style:table-cell-properties fo:border-bottom="0.002cm solid #000000" fo:background-color="#c0c0c0" fo:border-left="none" fo:border-right="0.002cm solid #000000" fo:border-top="0.002cm solid #000000"/>
      <style:text-properties style:font-name="VL ゴシック" style:font-name-asian="VL ゴシック"/>
    </style:style>
    <style:style style:name="ce15" style:family="table-cell" style:parent-style-name="Default">
      <style:table-cell-properties fo:border-bottom="none" fo:background-color="#c0c0c0" fo:border-left="none" fo:border-right="0.088cm solid #000000" fo:border-top="0.088cm solid #000000"/>
      <style:text-properties style:font-name="VL ゴシック" style:font-name-asian="VL ゴシック"/>
    </style:style>
    <style:style style:name="ce16" style:family="table-cell" style:parent-style-name="Default">
      <style:table-cell-properties fo:border-bottom="none" fo:background-color="#c0c0c0" fo:border-left="none" fo:border-right="0.088cm solid #000000" fo:border-top="none"/>
      <style:text-properties style:font-name="VL ゴシック" style:font-name-asian="VL ゴシック"/>
    </style:style>
    <style:style style:name="ce17" style:family="table-cell" style:parent-style-name="Default">
      <style:table-cell-properties fo:border-bottom="0.088cm solid #000000" fo:background-color="#c0c0c0" fo:border-left="none" fo:border-right="0.088cm solid #000000" fo:border-top="none"/>
      <style:text-properties style:font-name="VL ゴシック" style:font-name-asian="VL ゴシック"/>
    </style:style>
    <style:style style:name="ce18" style:family="table-cell" style:parent-style-name="Default">
      <style:table-cell-properties fo:background-color="#c0c0c0" fo:border="none"/>
      <style:text-properties style:font-name="VL ゴシック" style:font-name-asian="VL ゴシック"/>
    </style:style>
    <style:style style:name="ce19" style:family="table-cell" style:parent-style-name="Default">
      <style:table-cell-properties fo:background-color="transparent" fo:border="0.018cm solid #000000"/>
      <style:text-properties style:font-name="VL ゴシック" style:font-name-asian="VL ゴシック" style:font-name-complex="Mangal"/>
    </style:style>
    <style:style style:name="ce20" style:family="table-cell" style:parent-style-name="Default">
      <style:table-cell-properties fo:background-color="#c0c0c0" fo:border="0.002cm solid #000000"/>
    </style:style>
    <style:style style:name="ce21" style:family="table-cell" style:parent-style-name="Default" style:data-style-name="N37">
      <style:table-cell-properties style:text-align-source="fix" style:repeat-content="false" fo:border="0.002cm solid #000000"/>
      <style:paragraph-properties fo:text-align="center" fo:margin-left="0cm"/>
    </style:style>
    <style:style style:name="ce22" style:family="table-cell" style:parent-style-name="Default" style:data-style-name="N37">
      <style:table-cell-properties fo:border="0.002cm solid #000000"/>
    </style:style>
    <style:style style:name="ce23" style:family="table-cell" style:parent-style-name="Default">
      <style:table-cell-properties fo:border="0.002cm solid #000000"/>
    </style:style>
    <style:style style:name="P1" style:family="paragraph">
      <style:paragraph-properties fo:text-align="center"/>
    </style:style>
  </office:automatic-styles>
  <office:body>
    <office:spreadsheet>
      <table:table table:name="readme" table:style-name="ta1" table:print="false">
        <office:forms form:automatic-focus="false" form:apply-design-mode="false"/>
        <table:table-column table:style-name="co1" table:number-columns-repeated="1024" table:default-cell-style-name="ce1"/>
        <table:table-row table:style-name="ro1" table:number-rows-repeated="8">
          <table:table-cell table:number-columns-repeated="1024"/>
        </table:table-row>
        <table:table-row table:style-name="ro1">
          <table:table-cell table:style-name="ce2"/>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取込み"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odule1Main?language=Basic&amp;location=document" xlink:type="simple"/>
              </office:event-listeners>
            </form:button>
            <form:button form:name="プッシュボタン 2" form:control-implementation="ooo:com.sun.star.form.component.CommandButton" xml:id="control2" form:id="control2" form:label="ｼｰﾄ削除"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clickDelButton?language=Basic&amp;location=document" xlink:type="simple"/>
              </office:event-listeners>
            </form:button>
          </form:form>
        </office:forms>
        <table:table-column table:style-name="co1" table:default-cell-style-name="ce4"/>
        <table:table-column table:style-name="co2" table:default-cell-style-name="ce4"/>
        <table:table-column table:style-name="co1" table:number-columns-repeated="8" table:default-cell-style-name="ce4"/>
        <table:table-column table:style-name="co3" table:default-cell-style-name="ce4"/>
        <table:table-column table:style-name="co1" table:number-columns-repeated="1013" table:default-cell-style-name="ce4"/>
        <table:table-row table:style-name="ro2">
          <table:table-cell table:style-name="ce3" office:value-type="string">
            <text:p>SIO.log読み込みツール</text:p>
          </table:table-cell>
          <table:table-cell table:number-columns-repeated="1023"/>
        </table:table-row>
        <table:table-row table:style-name="ro1">
          <table:table-cell/>
          <table:table-cell table:style-name="ce5"/>
          <table:table-cell table:style-name="ce8" table:number-columns-repeated="7"/>
          <table:table-cell table:style-name="ce8">
            <draw:control table:end-cell-address="取込み.K4" table:end-x="0.587cm" table:end-y="0.347cm" draw:z-index="0" draw:text-style-name="P1" svg:width="2.286cm" svg:height="0.861cm" svg:x="0.559cm" svg:y="0.389cm" draw:control="control1"/>
          </table:table-cell>
          <table:table-cell table:style-name="ce15"/>
          <table:table-cell table:number-columns-repeated="1013"/>
        </table:table-row>
        <table:table-row table:style-name="ro1">
          <table:table-cell/>
          <table:table-cell table:style-name="ce6"/>
          <table:table-cell table:style-name="ce9" office:value-type="string">
            <text:p>Path:</text:p>
          </table:table-cell>
          <table:table-cell table:style-name="ce11" table:number-columns-repeated="7"/>
          <table:table-cell table:style-name="ce16"/>
          <table:table-cell table:number-columns-repeated="1013"/>
        </table:table-row>
        <table:table-row table:style-name="ro3">
          <table:table-cell/>
          <table:table-cell table:style-name="ce6"/>
          <table:table-cell table:style-name="ce10" office:value-type="string" table:number-columns-spanned="7" table:number-rows-spanned="1">
            <text:p>C:\Users\puryoko\Documents\1018-tmp-4fea570\SIO.log</text:p>
          </table:table-cell>
          <table:covered-table-cell table:number-columns-repeated="5" table:style-name="ce13"/>
          <table:covered-table-cell table:style-name="ce14"/>
          <table:table-cell table:style-name="ce11">
            <draw:control table:end-cell-address="取込み.K6" table:end-x="0.535cm" table:end-y="0.036cm" draw:z-index="1" draw:text-style-name="P1" svg:width="2.29cm" svg:height="0.86cm" svg:x="0.503cm" svg:y="0.624cm" draw:control="control2"/>
          </table:table-cell>
          <table:table-cell table:style-name="ce16"/>
          <table:table-cell table:number-columns-repeated="1013"/>
        </table:table-row>
        <table:table-row table:style-name="ro1">
          <table:table-cell/>
          <table:table-cell table:style-name="ce6"/>
          <table:table-cell table:style-name="ce11" table:number-columns-repeated="8"/>
          <table:table-cell table:style-name="ce16"/>
          <table:table-cell table:number-columns-repeated="1013"/>
        </table:table-row>
        <table:table-row table:style-name="ro1">
          <table:table-cell/>
          <table:table-cell table:style-name="ce7"/>
          <table:table-cell table:style-name="ce12" table:number-columns-repeated="8"/>
          <table:table-cell table:style-name="ce17"/>
          <table:table-cell table:number-columns-repeated="1013"/>
        </table:table-row>
        <table:table-row table:style-name="ro1" table:number-rows-repeated="1048569">
          <table:table-cell table:number-columns-repeated="1024"/>
        </table:table-row>
        <table:table-row table:style-name="ro1">
          <table:table-cell table:number-columns-repeated="1024"/>
        </table:table-row>
      </table:table>
      <table:table table:name="単体ﾃﾞｰﾀ"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プッシュボタン 1" form:control-implementation="ooo:com.sun.star.form.component.CommandButton" xml:id="control3" form:id="control3" form:label="読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module4Main?language=Basic&amp;location=document" xlink:type="simple"/>
              </office:event-listeners>
            </form:button>
            <form:button form:name="プッシュボタン 2" form:control-implementation="ooo:com.sun.star.form.component.CommandButton" xml:id="control4" form:id="control4" form:label="消去"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Tools.clickClearBtn?language=Basic&amp;location=document" xlink:type="simple"/>
              </office:event-listeners>
            </form:button>
          </form:form>
        </office:forms>
        <table:table-column table:style-name="co1" table:default-cell-style-name="ce4"/>
        <table:table-column table:style-name="co4" table:default-cell-style-name="ce4"/>
        <table:table-column table:style-name="co1" table:number-columns-repeated="8" table:default-cell-style-name="ce4"/>
        <table:table-column table:style-name="co5" table:default-cell-style-name="ce4"/>
        <table:table-column table:style-name="co1" table:number-columns-repeated="1013" table:default-cell-style-name="ce4"/>
        <table:table-row table:style-name="ro4">
          <table:table-cell table:style-name="ce3" office:value-type="string">
            <text:p>SIO.log読み込みツール</text:p>
          </table:table-cell>
          <table:table-cell table:number-columns-repeated="1023"/>
        </table:table-row>
        <table:table-row table:style-name="ro5">
          <table:table-cell table:style-name="ce3"/>
          <table:table-cell table:style-name="ce5"/>
          <table:table-cell table:style-name="ce8" table:number-columns-repeated="8"/>
          <table:table-cell table:style-name="ce15"/>
          <table:table-cell table:number-columns-repeated="1013"/>
        </table:table-row>
        <table:table-row table:style-name="ro1">
          <table:table-cell/>
          <table:table-cell table:style-name="ce6"/>
          <table:table-cell table:style-name="ce18" office:value-type="string">
            <text:p>変換するデータを枠内に貼付けてください</text:p>
          </table:table-cell>
          <table:table-cell table:style-name="ce18" table:number-columns-repeated="7"/>
          <table:table-cell table:style-name="ce16"/>
          <table:table-cell table:number-columns-repeated="1013"/>
        </table:table-row>
        <table:table-row table:style-name="ro6">
          <table:table-cell/>
          <table:table-cell table:style-name="ce6"/>
          <table:table-cell table:style-name="ce11" office:value-type="string">
            <text:p>ex)03月29日 09:29:48.859 [U0A P1]SND 08 04 30 31 02 53 31 30 34 20 20 30 30 30 30 2E 30 03 7B</text:p>
          </table:table-cell>
          <table:table-cell table:style-name="ce11" table:number-columns-repeated="7"/>
          <table:table-cell table:style-name="ce16"/>
          <table:table-cell table:number-columns-repeated="1013"/>
        </table:table-row>
        <table:table-row table:style-name="ro3">
          <table:table-cell/>
          <table:table-cell table:style-name="ce6"/>
          <table:table-cell table:style-name="ce19" table:number-columns-spanned="8" table:number-rows-spanned="1"/>
          <table:covered-table-cell table:number-columns-repeated="7" table:style-name="ce11"/>
          <table:table-cell table:style-name="ce16"/>
          <table:table-cell table:number-columns-repeated="1013"/>
        </table:table-row>
        <table:table-row table:style-name="ro3">
          <table:table-cell/>
          <table:table-cell table:style-name="ce6"/>
          <table:table-cell table:style-name="ce18"/>
          <table:table-cell table:style-name="ce11" table:number-columns-repeated="4"/>
          <table:table-cell table:style-name="ce11">
            <draw:control table:end-cell-address="単体ﾃﾞｰﾀ.I8" table:end-x="2.241cm" table:end-y="0.034cm" draw:z-index="0" draw:text-style-name="P1" svg:width="2.28cm" svg:height="1.09cm" svg:x="2.22cm" svg:y="0.392cm" draw:control="control3"/>
          </table:table-cell>
          <table:table-cell table:style-name="ce11"/>
          <table:table-cell table:style-name="ce11">
            <draw:control table:end-cell-address="単体ﾃﾞｰﾀ.K8" table:end-x="0.405cm" table:end-y="0.03cm" draw:z-index="1" draw:text-style-name="P1" svg:width="2.28cm" svg:height="1.09cm" svg:x="0.383cm" svg:y="0.388cm" draw:control="control4"/>
          </table:table-cell>
          <table:table-cell table:style-name="ce16"/>
          <table:table-cell table:number-columns-repeated="1013"/>
        </table:table-row>
        <table:table-row table:style-name="ro1">
          <table:table-cell/>
          <table:table-cell table:style-name="ce6"/>
          <table:table-cell table:style-name="ce11" table:number-columns-repeated="8"/>
          <table:table-cell table:style-name="ce16"/>
          <table:table-cell table:number-columns-repeated="1013"/>
        </table:table-row>
        <table:table-row table:style-name="ro1">
          <table:table-cell/>
          <table:table-cell table:style-name="ce7"/>
          <table:table-cell table:style-name="ce12" table:number-columns-repeated="8"/>
          <table:table-cell table:style-name="ce17"/>
          <table:table-cell table:number-columns-repeated="1013"/>
        </table:table-row>
        <table:table-row table:style-name="ro1" table:number-rows-repeated="1048567">
          <table:table-cell table:number-columns-repeated="1024"/>
        </table:table-row>
        <table:table-row table:style-name="ro1">
          <table:table-cell table:number-columns-repeated="1024"/>
        </table:table-row>
      </table:table>
      <table:table table:name="変更履歴" table:style-name="ta1" table:print="false">
        <office:forms form:automatic-focus="false" form:apply-design-mode="false"/>
        <table:table-column table:style-name="co1" table:default-cell-style-name="Default"/>
        <table:table-column table:style-name="co5" table:default-cell-style-name="ce22"/>
        <table:table-column table:style-name="co6" table:default-cell-style-name="ce23"/>
        <table:table-row table:style-name="ro1" table:number-rows-repeated="2">
          <table:table-cell/>
          <table:table-cell table:style-name="Default" table:number-columns-repeated="2"/>
        </table:table-row>
        <table:table-row table:style-name="ro1">
          <table:table-cell/>
          <table:table-cell table:style-name="ce20" office:value-type="string">
            <text:p>更新日</text:p>
          </table:table-cell>
          <table:table-cell table:style-name="ce20" office:value-type="string">
            <text:p>内容</text:p>
          </table:table-cell>
        </table:table-row>
        <table:table-row table:style-name="ro1">
          <table:table-cell/>
          <table:table-cell table:style-name="ce21" office:value-type="date" office:date-value="2012-03-30">
            <text:p>12/03/30</text:p>
          </table:table-cell>
          <table:table-cell office:value-type="string">
            <text:p>初版</text:p>
          </table:table-cell>
        </table:table-row>
        <table:table-row table:style-name="ro1" table:number-rows-repeated="10">
          <table:table-cell table:number-columns-repeated="3"/>
        </table:table-row>
        <table:table-row table:style-name="ro1">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ＭＳ ゴシック" svg:font-family="'ＭＳ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30">2012/03/30</text:date>, <text:time>23:03:3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30T16:06:51.51</meta:creation-date>
    <meta:editing-duration>PT3H58M13S</meta:editing-duration>
    <meta:editing-cycles>3</meta:editing-cycles>
    <meta:generator>OpenOffice.org/3.3$Win32 OpenOffice.org_project/330m20$Build-9567</meta:generator>
    <dc:date>2012-03-30T23:03:31.54</dc:date>
    <meta:document-statistic meta:table-count="4" meta:cell-count="10" meta:object-count="4"/>
  </office:meta>
</office:document-meta>
</file>

<file path=Basic/Standard/Define.xml><?xml version="1.0" encoding="utf-8"?>
<!DOCTYPE module  PUBLIC '-//OpenOffice.org//DTD OfficeDocument 1.0//EN'  'module.dtd'>
<script:module xmlns:script="http://openoffice.org/2000/script" script:name="Define" script:language="StarBasic">Option Explicit

'........+.........+.........+.........+.........+.........+.........+.........+
'===============================================================================
' ﾓｼﾞｭｰﾙ名: Define
' 概要: 定数定義ﾌｧｲﾙ
'===============================================================================

' --- Module1用 ---
Public Const CP_TITLE = "送受信,ｽﾚｰﾌﾞNo.,ﾓｰﾄﾞ,UT.,COM1,COM2,ﾃﾞｰﾀ,ETX,Hi,Lo,0D"
Public Const HP_TITLE = "送受信,ｽﾚｰﾌﾞNo.,ﾓｰﾄﾞ,ｱﾄﾞﾚｽ,STX/CH,COM1,COM2,CH/ENQ,SP,ﾃﾞｰﾀ,ETX,BCC"

Public Const CP_ETX_INDEX		= 7
Public Const CP_ETX_POSITION	= 67

Public Const HP_STX_INDEX		= 4
Public Const HP_SPACE_INDEX		= 8
Public Const HP_ETX_INDEX		= 10
Public Const HP_ETX_POSITION	= 34

Public Const RCV_POSITION = 31
Public Const SND_POSITION = 31

Public Const RCV_MODE_INDEX = 4
Public Const SND_MODE_INDEX = 5

Public Const RCV_CP_COM1_INDEX = 6
Public Const RCV_CP_COM2_INDEX = 7
Public Const RCV_HP_COM1_INDEX = 8
Public Const RCV_HP_COM2_INDEX = 9

Public Const SND_CP_COM1_INDEX = 7
Public Const SND_CP_COM2_INDEX = 8
Public Const SND_HP_COM1_INDEX = 9
Public Const SND_HP_COM2_INDEX = 10

Public Const SHEET1 = "取込み"
Public Const SIMPLEX = "単体ﾃﾞｰﾀ"



'EOF



</script:module>
</file>

<file path=Basic/Standard/Module1.xml><?xml version="1.0" encoding="utf-8"?>
<!DOCTYPE module  PUBLIC '-//OpenOffice.org//DTD OfficeDocument 1.0//EN'  'module.dtd'>
<script:module xmlns:script="http://openoffice.org/2000/script" script:name="Module1" script:language="StarBasic">Option Explicit

'........+.........+.........+.........+.........+.........+.........+.........+

'===============================================================================
' ﾓｼﾞｭｰﾙ名：Module1
' 概要：ログを取込む(HP/CP対応版)
'===============================================================================

Dim cpLastRow　As Integer
Dim hpLastRow　As Integer

'-------------------------------------------------------------------------------
' ﾌﾟﾛｼｰｼﾞｬ名:module3Main
' 概要: ﾓｼﾞｭｰﾙ3のとりあえずmain
'-------------------------------------------------------------------------------
Sub module1Main

	Call getLog()
	Call formCpSheet("CP")
	Call formHpSheet("HP")
	Call optimaizeColumnRow("CP")
	Call optimaizeColumnRow("HP")
	Call drawLine("CP", "B2:BS"&amp; cpLastRow)
	Call drawLine("HP", "B2:AJ"&amp; hpLastRow)
	
End Sub
'-------------------------------------------------------------------------------
' ﾌﾟﾛｼｰｼﾞｬ名:getLog
' 概要:logをｼｰﾄにとりあえず取込む
' 引数:なし
' 戻り値:なし
'-------------------------------------------------------------------------------
Sub getLog()

	Dim oDoc			As Object
	Dim oSheet			As Object
	Dim cpSheet			As Object
	Dim hpSheet			As Object
	Dim i ,colOffset	As Integer
	Dim sheetIndex		As Integer
	
	Dim oFileAccess		As Object
	Dim oInputStream	As Object
	Dim sLineData		As String
	Dim fileURL			As String
	Dim convertedURL	As String
	
	Dim buf()			As Variant

	oDoc = ThisComponent
	oSheet = oDoc.getSheets().getByName(SHEET1)
	' ｼｰﾄの準備
	cpSheet = oDoc.CreateInstance("com.sun.star.sheet.Spreadsheet") 
	oDoc.Sheets.insertByName("CP",cpSheet)
	cpLastRow = 2
	hpSheet = oDoc.CreateInstance("com.sun.star.sheet.Spreadsheet")	
	oDoc.Sheets.insertByName("HP",hpSheet)
	hpLastRow = 2
	 
	oFileAccess = createUnoService("com.sun.star.ucb.SimpleFileAccess")
	oInputStream = createUnoService("com.sun.star.io.TextInputStream")

	' ﾌｧｲﾙURL取得する
	fileURL = dispDialog
	convertedURL = ConvertFromURL(fileURL)
	oSheet.getCellByPosition(2,3).String = convertedURL
	

	' ﾌｧｲﾙを読み取りモードで開く
	oInputStream.setInputStream(oFileAccess.openFileRead(fileURL))
	 
	' EOFを検出するまで、1行ずつ読み込む
	Do While not oInputStream.isEOF()
	
		sLineData = oInputStream.readLine()
		
		If Instr(sLineData,"RCV") = RCV_POSITION Then
			buf = split(sLineData, " ")
			Select Case buf(RCV_MODE_INDEX)
			Case "02"
				buf(RCV_MODE_INDEX) = "CP"
				colOffset = 1
				For i = 3 To UBOUND(buf)
					If i = HP_STX_INDEX	Then
						colOffset = colOffset +1
					End If
'					If i = 6 OR i = 7	Then
					If i = RCV_CP_COM1_INDEX OR i = RCV_CP_COM2_INDEX	Then
						Call convertHex2Ascii(buf(i))
					End If
					If i = UBOUND(buf) - 3	Then
						colOffset = CP_ETX_POSITION
					End If														
					cpSheet.getCellByPosition(colOffset,cpLastRow).String = buf(i)
					colOffset = colOffset + 1
				Next					
				cpLastRow = cpLastRow + 1
				
			Case "04"
				buf(RCV_MODE_INDEX) = "HP"			
				colOffset = 1	
				For i = 3 To UBOUND(buf)
					If i = HP_STX_INDEX	Then
						colOffset = colOffset +1
					End If
'					If i = 8 OR i = 9	Then
					If i = RCV_HP_COM1_INDEX OR i = RCV_HP_COM2_INDEX	Then
						Call convertHex2Ascii(buf(i))
					End If
					If i = UBOUND(buf) - 1	Then
						colOffset = HP_ETX_POSITION
					End If															
					hpSheet.getCellByPosition(colOffset,hpLastRow).String = buf(i)
					colOffset = colOffset + 1
				Next
				hpLastRow = hpLastRow + 1
			End Select

		ElseIf	Instr(sLineData,"SND") = SND_POSITION	Then
			buf = split(sLineData, " ")
			Select Case buf(SND_MODE_INDEX)
			Case "02"
				buf(SND_MODE_INDEX) = "CP"
				colOffset = 1		
				For i = 3 To UBOUND(buf)
'					If i = 7 OR i = 8	Then
					If i = SND_CP_COM1_INDEX OR i = SND_CP_COM2_INDEX	Then
						Call convertHex2Ascii(buf(i))
					End If
					If i = UBOUND(buf) - 3	Then
						colOffset = CP_ETX_POSITION
					End If								
					cpSheet.getCellByPosition(colOffset,cpLastRow).String = buf(i)
					colOffset = colOffset + 1
				Next					
				cpLastRow = cpLastRow + 1
			Case "04"
				buf(SND_MODE_INDEX) = "HP"			
				For i = 3 To UBOUND(buf)
'					If i = 9 OR i = 10	Then
					If i = SND_HP_COM1_INDEX OR i = SND_HP_COM2_INDEX	Then
						Call convertHex2Ascii(buf(i))
					End If
					If i = UBOUND(buf) - 1	Then
						colOffset = HP_ETX_POSITION
					End If									
					hpSheet.getCellByPosition(colOffset,hpLastRow).String = buf(i)
					colOffset = colOffset + 1
				Next
				hpLastRow = hpLastRow + 1	
			End Select
		End If				
	Loop
	 
	' ファイルを閉じる
	oInputStream.closeInput()	
	
End Sub
'-------------------------------------------------------------------------------
' ﾌﾟﾛｼｰｼﾞｬ名:formCpSheet
' 概要:CPｼｰﾄを整える
' 引数:ｼｰﾄ名
' 戻り値:なし
'-------------------------------------------------------------------------------
Sub formCpSheet(ByVal sheetName As String)

	Dim oDoc		As Object
	Dim oSheet		As Object
	Dim title()		As Variant
	Dim i,colOffset	As Integer
		
	oDoc = ThisComponent
	oSheet = oDoc.getSheets().getByName(sheetName)	
	
	' ﾀｲﾄﾙ行の設定
	title = split(CP_TITLE, ",")
	colOffset = 1
	For i = 0 To UBOUND(title)
		If i = CP_ETX_INDEX	Then	'7
			colOffset = CP_ETX_POSITION	'65
			oSheet.getCellByPosition(colOffset, 1).String = title(i)
		End If
		oSheet.getCellByPosition(colOffset, 1).String = title(i)
		colOffset = colOffset + 1		
	Next
	oSheet.getCellRangeByName("B2:BS2").CellBackColor = RGB(204,204,204)
	Call mergeCell("CP", "H2:BN2")	
	
	' "送受信"列の整形
	If sheetName = "CP"	Then
		For i = 2 To cpLastRow
			oSheet.getCellByPosition(1,i).String = _
			 Right(oSheet.getCellByPosition(1,i).String,3)	 	 
		Next
	End If
	
End Sub

'-------------------------------------------------------------------------------
' ﾌﾟﾛｼｰｼﾞｬ名:formHpSheet
' 概要:HPｼｰﾄを整える
' 引数:なし
' 戻り値:なし
'-------------------------------------------------------------------------------
Sub formHpSheet(ByVal sheetName As String)
	
	Dim oDoc		As Object
	Dim oSheet		As Object
	Dim title()		As Variant
	Dim i,colOffset	As Integer
	
	oDoc = ThisComponent
	oSheet = oDoc.getSheets().getByName(sheetName)
	
	' ﾀｲﾄﾙ行の設定
	title = split(HP_TITLE,",")	
	colOffset = 1
	For i = 0 To UBOUND(title)
		If i = HP_STX_INDEX OR i = HP_SPACE_INDEX	Then	'4 OR 8
			colOffset = colOffset + 1
		End if
		If i = HP_ETX_INDEX		Then'10
			colOffset = HP_ETX_POSITION	'34
		End If		
		oSheet.getCellByPosition(colOffset,1).String = title(i)
		colOffset = colOffset + 1
	Next
	oSheet.getCellRangeByName("B2:AJ2").CellBackColor = RGB(204,204,204)
	
	Call mergeCell("HP","E2:F2")
	Call mergeCell("HP", "J2:K2")
	Call mergeCell("HP","M2:AH2")	

	
	
	' "送受信"列を整形
	If sheetName = "HP"	Then
		For i = 1 To hpLastRow
			oSheet.getCellByPosition(1,i).String = _
			 Right(oSheet.getCellByPosition(1,i).String,3)	 
		Next
	End If
	
	
End Sub



' EOF
</script:module>
</file>

<file path=Basic/Standard/Module2.xml><?xml version="1.0" encoding="utf-8"?>
<!DOCTYPE module  PUBLIC '-//OpenOffice.org//DTD OfficeDocument 1.0//EN'  'module.dtd'>
<script:module xmlns:script="http://openoffice.org/2000/script" script:name="Module2" script:language="StarBasic">Option Explicit

'........+.........+.........+.........+.........+.........+.........+.........+

'===============================================================================
' ﾓｼﾞｭｰﾙ名：Module2
' 概要：ﾛｸﾞの単体ﾃﾞｰﾀを変換する(HP/CP対応版)
'===============================================================================

'-------------------------------------------------------------------------------
' ﾌﾟﾛｼｰｼﾞｬ名:module4Main
' 概要:
'-------------------------------------------------------------------------------
Sub module4Main()

	Dim oDoc		As Object
	Dim oSheet		As Object
	Dim tmp			As String
	Dim buf			As Variant
	Dim lastRow		As Integer
	Dim i,colOffset	As Integer

	
	oDoc = ThisComponent
	oSheet = oDoc.getSheets().getByName(SIMPLEX)
	
	lastRow = 20
	
	
	tmp = oSheet.getCellByPosition(2,4).String
'	msgbox Instr(tmp, "SND")
	
	If Instr(tmp,"RCV") = 29 Then
		buf = split(tmp, " ")
		Select Case buf(RCV_MODE_INDEX)
		Case "02"
			buf(RCV_MODE_INDEX) = "CP"
			colOffset = 1
			For i = 3 To UBOUND(buf)
				If i = HP_STX_INDEX	Then
					colOffset = colOffset +1
				End If
				If i = RCV_CP_COM1_INDEX OR i = RCV_CP_COM2_INDEX	Then
					Call convertHex2Ascii(buf(i))
				End If
				If i = UBOUND(buf) - 3	Then
					colOffset = CP_ETX_POSITION
				End If														
				oSheet.getCellByPosition(colOffset,lastRow).String = buf(i)
				colOffset = colOffset + 1
			Next
'			Call formCpSheet(SIMPLEX)
				
		Case "04"
			buf(RCV_MODE_INDEX) = "HP"			
			colOffset = 1	
			For i = 3 To UBOUND(buf)
				If i = HP_STX_INDEX	Then
					colOffset = colOffset +1
				End If
				If i = RCV_HP_COM1_INDEX OR i = RCV_HP_COM2_INDEX	Then
					Call convertHex2Ascii(buf(i))
				End If
				If i = UBOUND(buf) - 1	Then
					colOffset = HP_ETX_POSITION
				End If															
				oSheet.getCellByPosition(colOffset,lastRow).String = buf(i)
				colOffset = colOffset + 1
			Next
'			Call formHpSheet(SIMPLEX)
		End Select

	ElseIf	Instr(tmp,"SND") = 29	Then
		buf = split(tmp, " ")
		Select Case buf(SND_MODE_INDEX)
		Case "02"
			buf(SND_MODE_INDEX) = "CP"
			colOffset = 1		
			For i = 3 To UBOUND(buf)
				If i = SND_CP_COM1_INDEX OR i = SND_CP_COM2_INDEX	Then
					Call convertHex2Ascii(buf(i))
				End If
				If i = UBOUND(buf) - 3	Then
					colOffset = CP_ETX_POSITION
				End If								
				oSheet.getCellByPosition(colOffset,lastRow).String = buf(i)
				colOffset = colOffset + 1
			Next
'			Call formCpSheet(SIMPLEX)					
		Case "04"
			buf(SND_MODE_INDEX) = "HP"			
			For i = 3 To UBOUND(buf)
				If i = SND_HP_COM1_INDEX OR i = SND_HP_COM2_INDEX	Then
					Call convertHex2Ascii(buf(i))
				End If
				If i = UBOUND(buf) - 1	Then
					colOffset = HP_ETX_POSITION
				End If									
				oSheet.getCellByPosition(i-2,lastRow).String = buf(i)
				colOffset = colOffset + 1
			Next
'			Call formHpSheet(SIMPLEX)
		End Select
	End If	
	
	
End Sub
</script:module>
</file>

<file path=Basic/Standard/Tools.xml><?xml version="1.0" encoding="utf-8"?>
<!DOCTYPE module  PUBLIC '-//OpenOffice.org//DTD OfficeDocument 1.0//EN'  'module.dtd'>
<script:module xmlns:script="http://openoffice.org/2000/script" script:name="Tools" script:language="StarBasic">Option Explicit
'........+.........+.........+.........+.........+.........+.........+.........+

'===============================================================================
' モジュール名：Tools
' 概要：ｾﾙへの書式設定や罫線引いたりなど。。。
'===============================================================================

'-------------------------------------------------------------------------------
' ﾌﾟﾛｼｰｼﾞｬ名:ScreenLock
' 概要:画面更新抑制と画面LOCKを行なう
'-------------------------------------------------------------------------------
Sub ScreenLock
	ThisComponent.CurrentController.Frame.ContainerWindow.Enable = False
	ThisComponent.addActionLock()
	ThisComponent.lockControllers
	
End Sub

'-------------------------------------------------------------------------------
' ﾌﾟﾛｼｰｼﾞｬ名:ScreenUnlock
' 概要:画面更新抑制と画面LOCKの解除を行なう
'-------------------------------------------------------------------------------
Sub ScreenUnlock
	ThisComponent.unlockControllers
	ThisComponent.removeActionLock()
	ThisComponent.CurrentController.Frame.ContainerWindow.Enable = True
End Sub

'-------------------------------------------------------------------------------
' ﾌﾟﾛｼｰｼﾞｬ名:drawLine
' 概要:セルへ書式設定(罫線を引く)
' 引数:ｼｰﾄ名、ｾﾙ範囲
' 戻り値:なし
'-------------------------------------------------------------------------------
Sub drawLine(ByVal sheetName As String, ByVal cellName As String)

	Dim oRange			As Object
	Dim aTableBorder	As Object
	Dim aLine			As Object

	oRange = ThisComponent.getSheets().getByName(sheetName).getCellRangeByName(cellName)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drawLine2
' 概要:セルへ書式設定(罫線を引く)
' 引数:ｼｰﾄ名、行
' 戻り値:なし
' はよdrawLineとまとめる
'-------------------------------------------------------------------------------
Sub drawLine2(ByVal sheetName As String, ByVal rowNo As Integer)

	Dim oRange			As Object
	Dim aTableBorder	As Object
	Dim aLine			As Object
	Dim cellIndex		As String
	
	
	If sheetName = sheetLong	Then
		cellIndex = "B" &amp; rowNo &amp; ":BS" &amp; rowNO
		oRange = ThisComponent.getSheets().getByName(sheetName).getCellRangeByName(cellIndex)
	ElseIf	sheetName = sheetShort	Then
		cellIndex = "B" &amp; rowNo &amp; ":K" &amp; rowNO
		oRange = ThisComponent.getSheets().getByName(sheetName).getCellRangeByName(cellIndex)
	End If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
' ﾌﾟﾛｼｰｼﾞｬ名:optimaizeColumnRow
' 概要:列幅最適化
' 引数:ｼｰﾄｲﾝﾃﾞｯｸｽ
' 戻り値:なし
'-------------------------------------------------------------------------------
Sub optimaizeColumnRow(ByVal sheetName As String)

	Dim oDoc	As Object
	Dim oSheet	As Object

	oDoc = ThisComponent
	oSheet = oDoc.getSheets().getByName(sheetName)
	oSheet.getColumns.OptimalWidth = true
	oSheet.getRows.OptimalHeight = true
	
End Sub


'-------------------------------------------------------------------------------
' ﾌﾟﾛｼｰｼﾞｬ名:mergeCell
' 概要:引数で指定したｾﾙを結合する
' 引数:ｼｰﾄｲﾝﾃﾞｯｸｽ、結合する開始ｾﾙ、終端ｾﾙ
' 戻り値:なし
'-------------------------------------------------------------------------------
Sub mergeCell(ByVal sheetName As String, ByVal cellName As String)

	Dim oSheet	As Object
	Dim oRange	As Object
	
	oSheet = ThisComponent.getSheets().getByName(sheetName)
	oRange = oSheet.getCellRangeByName(cellName)
	oRange.merge(true)
		
End Sub

'-------------------------------------------------------------------------------
' ﾌﾟﾛｼｰｼﾞｬ名:getSheetIndex
' 概要:ｱｸﾃｨﾌﾞｼｰﾄのｲﾝﾃﾞｯｸｽ番号を取得する
' 引数:なし
' 戻り値:なし
'-------------------------------------------------------------------------------
Function getSheetIndex()	As Integer

	Dim oActiveSheet	As Object
	Dim sheetIndex		As Object

	oActiveSheet = ThisComponent.CurrentController.ActiveSheet
	sheetIndex = oActiveSheet.RangeAddress.Sheet
	
	getSheetIndex = sheetIndex
	
End Function


'-------------------------------------------------------------------------------
' ﾌﾟﾛｼｰｼﾞｬ名:dispDialog
' 概要:ﾌｧｲﾙ選択ﾀﾞｲｱﾛｸﾞの表示
' 引数:なし
' 戻り値:選択したファイルのURL
'-------------------------------------------------------------------------------
Function dispDialog()	As String

	Dim oFilePicker As Object
	Dim result		As Integer
	Dim fileURL()	As String
	
	oFilePicker = createUnoService("com.sun.star.ui.dialogs.FilePicker" )
	oFilePicker.initialize( Array(com.sun.star.ui.dialogs.TemplateDescription.FILEOPEN_SIMPLE ) )
	
	oFilePicker.Title = "ファイルを選択してください"
	' ﾌｨﾙﾀをかける
	oFilePicker.appendFilter( "Log (*.log)", "*.log" )
'	oFilePicker.appendFilter( "CSV (*.csv)", "*.csv" )
	
	' ﾀﾞｲｱﾛｸﾞ表示
	result = oFilePicker.execute()
	
	' ｷｬﾝｾﾙ-&gt;0 開く-&gt;1
	If result = 1	Then
		fileURL() = oFilePicker.getFiles()
 '    	sfileURL = files(0)
'     	msgbox fileURL(0)
	End If
	
	dispDialog = fileURL(0)
	
End Function

'-------------------------------------------------------------------------------
' ﾌﾟﾛｼｰｼﾞｬ名:clickClearBtn
' 概要:"消去"ﾎﾞﾀﾝ押下時の動作
' 引数:
' 戻り値:
'-------------------------------------------------------------------------------
Sub clickClearBtn()

	Dim oSheet As Object
	Dim oTextBox As Object
	
	oSheet = ThisComponent.getSheets().getByname(SIMPLEX)
	oSheet.getCellByPosition(2,4).ClearContents(4)
	' ここあとで固定する
	
End Sub

'-------------------------------------------------------------------------------
' 関数名:convertHex2Ascii
' 概要:16進数の値をｱｽｷｰ文字へ変換する
' 引数:変換するHex値
' 戻り値:なし
'-------------------------------------------------------------------------------
Function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	MsgBox aResult
	
	sFunction = "CHAR"
	aArgs(0) = aResult
	aResult = oFuncAccess.callFunction( sFunction, aArgs() )
	hexStr = aResult
	
End Function

' EOF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Define"/>
  <library:element library:name="Too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